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tyle="italic" style:text-underline-style="none" style:font-style-asian="italic" style:font-style-complex="italic"/>
    </style:style>
    <style:style style:name="P10" style:family="paragraph">
      <style:paragraph-properties fo:line-height="100%"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3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445cm" svg:height="0.907cm" svg:x="17.725cm" svg:y="10.253cm">
          <text:p text:style-name="P1"><text:span text:style-name="T1">Ki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033cm" svg:height="0.907cm" svg:x="18.698cm" svg:y="13.024cm">
          <text:p text:style-name="P1"><text:span text:style-name="T1">T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" draw:layer="layout" svg:width="2.54cm" svg:height="0.907cm" svg:x="16.793cm" svg:y="14.089cm">
          <text:p text:style-name="P1"><text:span text:style-name="T2">O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8.063cm" svg:y1="14.089cm" svg:x2="18.947cm" svg:y2="11.16cm" draw:start-shape="id1" draw:start-glue-point="4" draw:end-shape="id2" draw:end-glue-point="2" svg:d="m18063 14089 884-2929">
          <text:p/>
        </draw:connector>
        <draw:connector draw:style-name="gr3" draw:text-style-name="P1" draw:layer="layout" draw:type="line" svg:x1="19.714cm" svg:y1="13.024cm" svg:x2="18.947cm" svg:y2="11.16cm" draw:start-shape="id3" draw:start-glue-point="4" draw:end-shape="id2" draw:end-glue-point="2" svg:d="m19714 13024-767-1864">
          <text:p/>
        </draw:connector>
        <draw:custom-shape draw:style-name="gr1" draw:text-style-name="P2" draw:id="id5" draw:layer="layout" svg:width="3.304cm" svg:height="0.906cm" svg:x="9.518cm" svg:y="5.807cm">
          <text:p text:style-name="P1"><text:span text:style-name="T1">Film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4" draw:layer="layout" svg:width="3.303cm" svg:height="0.907cm" svg:x="6.472cm" svg:y="4.174cm">
          <text:p text:style-name="P1"><text:span text:style-name="T3">Film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24cm" svg:y1="5.081cm" svg:x2="11.17cm" svg:y2="5.807cm" draw:start-shape="id4" draw:start-glue-point="8" draw:end-shape="id5" draw:end-glue-point="0" svg:d="m8124 5081 3046 726">
          <text:p/>
        </draw:connector>
        <draw:custom-shape draw:style-name="gr1" draw:text-style-name="P2" draw:id="id7" draw:layer="layout" svg:width="3.304cm" svg:height="0.907cm" svg:x="1cm" svg:y="10.253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6" draw:layer="layout" svg:width="3.303cm" svg:height="1.055cm" svg:x="3.54cm" svg:y="7.985cm">
          <text:p text:style-name="P1"><text:span text:style-name="T3">Person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92cm" svg:y1="9.04cm" svg:x2="2.652cm" svg:y2="10.253cm" draw:start-shape="id6" draw:start-glue-point="8" draw:end-shape="id7" draw:end-glue-point="0" svg:d="m5192 9040-2540 1213">
          <text:p/>
        </draw:connector>
        <draw:custom-shape draw:style-name="gr4" draw:text-style-name="P6" draw:id="id8" draw:layer="layout" svg:width="3.81cm" svg:height="1.542cm" svg:x="4.81cm" svg:y="9.946cm">
          <text:p text:style-name="P1"><text:span text:style-name="T4">besuc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8.62cm" svg:y1="10.717cm" svg:x2="9.255cm" svg:y2="10.707cm" draw:start-shape="id8" draw:start-glue-point="7" draw:end-shape="id9" draw:end-glue-point="3" svg:d="m8620 10717 635-10">
          <text:p/>
        </draw:connector>
        <draw:connector draw:style-name="gr3" draw:text-style-name="P1" draw:layer="layout" draw:type="line" svg:x1="4.81cm" svg:y1="10.717cm" svg:x2="4.304cm" svg:y2="10.706cm" draw:start-shape="id8" draw:start-glue-point="5" draw:end-shape="id7" draw:end-glue-point="1" svg:d="m4810 10717-506-11">
          <text:p/>
        </draw:connector>
        <draw:custom-shape draw:style-name="gr2" draw:text-style-name="P3" draw:id="id10" draw:layer="layout" svg:width="5.08cm" svg:height="1.055cm" svg:x="1cm" svg:y="6.715cm">
          <text:p text:style-name="P1"><text:span text:style-name="T1">CineCardNum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4cm" svg:y1="7.77cm" svg:x2="2.652cm" svg:y2="10.253cm" draw:start-shape="id10" draw:start-glue-point="8" draw:end-shape="id7" draw:end-glue-point="0" svg:d="m3540 7770-888 2483">
          <text:p/>
        </draw:connector>
        <draw:custom-shape draw:style-name="gr2" draw:text-style-name="P7" draw:id="id11" draw:layer="layout" svg:width="3.175cm" svg:height="0.907cm" svg:x="14.888cm" svg:y="12.983cm">
          <text:p text:style-name="P1"><text:span text:style-name="T3">Kino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476cm" svg:y1="12.983cm" svg:x2="18.947cm" svg:y2="11.16cm" draw:start-shape="id11" draw:start-glue-point="4" draw:end-shape="id2" draw:end-glue-point="2" svg:d="m16476 12983 2471-1823">
          <text:p/>
        </draw:connector>
        <draw:custom-shape draw:style-name="gr2" draw:text-style-name="P4" draw:id="id12" draw:layer="layout" svg:width="3.327cm" svg:height="1.055cm" svg:x="10.373cm" svg:y="12.645cm">
          <text:p text:style-name="P4">Kino-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2.037cm" svg:y1="12.645cm" svg:x2="11.224cm" svg:y2="11.16cm" draw:start-shape="id12" draw:start-glue-point="4" draw:end-shape="id9" draw:end-glue-point="2" svg:d="m12037 12645-813-1485">
          <text:p/>
        </draw:connector>
        <draw:custom-shape draw:style-name="gr2" draw:text-style-name="P9" draw:id="id13" draw:layer="layout" svg:width="3.303cm" svg:height="0.907cm" svg:x="6.715cm" svg:y="12.158cm">
          <text:p text:style-name="P8"><text:span text:style-name="T2">Film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224cm" svg:y1="11.16cm" svg:x2="8.367cm" svg:y2="12.158cm" draw:start-shape="id9" draw:start-glue-point="2" draw:end-shape="id13" draw:end-glue-point="4" svg:d="m11224 11160-2857 998">
          <text:p/>
        </draw:connector>
        <draw:custom-shape draw:style-name="gr2" draw:text-style-name="P9" draw:id="id14" draw:layer="layout" svg:width="3.303cm" svg:height="0.907cm" svg:x="1.507cm" svg:y="12.158cm">
          <text:p text:style-name="P8"><text:span text:style-name="T2">Person-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159cm" svg:y1="12.158cm" svg:x2="6.715cm" svg:y2="11.488cm" draw:start-shape="id14" draw:start-glue-point="4" draw:end-shape="id8" draw:end-glue-point="6" svg:d="m3159 12158 3556-670">
          <text:p/>
        </draw:connector>
        <draw:custom-shape draw:style-name="gr2" draw:text-style-name="P9" draw:id="id15" draw:layer="layout" svg:width="3.303cm" svg:height="0.907cm" svg:x="13.7cm" svg:y="6.715cm">
          <text:p text:style-name="P8"><text:span text:style-name="T2">Sprach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5.352cm" svg:y1="7.622cm" svg:x2="13.457cm" svg:y2="8.407cm" draw:start-shape="id15" draw:start-glue-point="8" draw:end-shape="id16" draw:end-glue-point="7" svg:d="m15352 7622-1895 785">
          <text:p/>
        </draw:connector>
        <draw:custom-shape draw:style-name="gr2" draw:text-style-name="P9" draw:id="id17" draw:layer="layout" svg:width="3.303cm" svg:height="0.907cm" svg:x="13.572cm" svg:y="8.62cm">
          <text:p text:style-name="P8"><text:span text:style-name="T2">Untertit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3.457cm" svg:y1="8.407cm" svg:x2="15.224cm" svg:y2="8.62cm" draw:start-shape="id16" draw:start-glue-point="7" draw:end-shape="id17" draw:end-glue-point="4" svg:d="m13457 8407 1767 213">
          <text:p/>
        </draw:connector>
        <draw:custom-shape draw:style-name="gr2" draw:text-style-name="P9" draw:id="id18" draw:layer="layout" svg:width="2.64cm" svg:height="0.907cm" svg:x="8.295cm" svg:y="13.563cm">
          <text:p text:style-name="P8"><text:span text:style-name="T2">Dat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1.224cm" svg:y1="11.16cm" svg:x2="9.615cm" svg:y2="13.563cm" draw:start-shape="id9" draw:start-glue-point="2" draw:end-shape="id18" draw:end-glue-point="4" svg:d="m11224 11160-1609 2403">
          <text:p/>
        </draw:connector>
        <draw:custom-shape draw:style-name="gr2" draw:text-style-name="P4" draw:id="id19" draw:layer="layout" svg:width="3.81cm" svg:height="0.907cm" svg:x="8.657cm" svg:y="3.268cm">
          <text:p text:style-name="P1"><text:span text:style-name="T2">Titel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4" draw:id="id20" draw:layer="layout" svg:width="3.81cm" svg:height="0.907cm" svg:x="11.552cm" svg:y="4.173cm">
          <text:p text:style-name="P1"><text:span text:style-name="T2">Regi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1" draw:layer="layout" draw:type="line" svg:x1="10.562cm" svg:y1="4.175cm" svg:x2="11.17cm" svg:y2="5.807cm" draw:start-shape="id19" draw:start-glue-point="8" draw:end-shape="id5" draw:end-glue-point="0" svg:d="m10562 4175 608 1632">
          <text:p/>
        </draw:connector>
        <draw:connector draw:style-name="gr3" draw:text-style-name="P1" draw:layer="layout" draw:type="line" svg:x1="13.457cm" svg:y1="5.08cm" svg:x2="11.17cm" svg:y2="5.807cm" draw:start-shape="id20" draw:start-glue-point="8" draw:end-shape="id5" draw:end-glue-point="0" svg:d="m13457 5080-2287 727">
          <text:p/>
        </draw:connector>
        <draw:custom-shape draw:style-name="gr1" draw:text-style-name="P2" draw:id="id9" draw:layer="layout" svg:width="3.939cm" svg:height="0.906cm" svg:x="9.255cm" svg:y="10.254cm">
          <text:p text:style-name="P1"><text:span text:style-name="T1">Vorstellung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id="id16" draw:layer="layout" svg:width="4.445cm" svg:height="1.905cm" svg:x="9.012cm" svg:y="7.454cm">
          <text:p text:style-name="P10"><text:span text:style-name="T4">spielt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id="id21" draw:layer="layout" svg:width="2.792cm" svg:height="1.214cm" svg:x="13.859cm" svg:y="10.086cm">
          <text:p text:style-name="P10"><text:span text:style-name="T4">zeig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1.16cm" svg:y1="6.715cm" svg:x2="11.169cm" svg:y2="7.482cm">
          <text:p/>
        </draw:line>
        <draw:connector draw:style-name="gr3" draw:text-style-name="P1" draw:layer="layout" draw:type="line" svg:x1="11.235cm" svg:y1="9.359cm" svg:x2="11.224cm" svg:y2="10.254cm" draw:start-shape="id16" draw:start-glue-point="6" draw:end-shape="id9" draw:end-glue-point="0" svg:d="m11235 9359-11 895">
          <text:p/>
        </draw:connector>
        <draw:connector draw:style-name="gr3" draw:text-style-name="P1" draw:layer="layout" draw:type="line" svg:x1="13.859cm" svg:y1="10.693cm" svg:x2="13.194cm" svg:y2="10.707cm" draw:start-shape="id21" draw:start-glue-point="5" draw:end-shape="id9" draw:end-glue-point="1" svg:d="m13859 10693-665 14">
          <text:p/>
        </draw:connector>
        <draw:custom-shape draw:style-name="gr2" draw:text-style-name="P9" draw:id="id22" draw:layer="layout" svg:width="3.303cm" svg:height="0.907cm" svg:x="13.598cm" svg:y="11.795cm">
          <text:p text:style-name="P8"><text:span text:style-name="T2">Laufze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5.255cm" svg:y1="11.3cm" svg:x2="15.25cm" svg:y2="11.795cm" draw:start-shape="id21" draw:start-glue-point="6" draw:end-shape="id22" draw:end-glue-point="4" svg:d="m15255 11300-5 495">
          <text:p/>
        </draw:connector>
        <draw:line draw:style-name="gr3" draw:text-style-name="P1" draw:layer="layout" svg:x1="16.464cm" svg:y1="10.637cm" svg:x2="17.734cm" svg:y2="10.637cm">
          <text:p/>
        </draw:line>
        <draw:line draw:style-name="gr3" draw:text-style-name="P1" draw:layer="layout" svg:x1="16.464cm" svg:y1="10.74cm" svg:x2="17.734cm" svg:y2="10.74cm">
          <text:p/>
        </draw:line>
        <draw:custom-shape draw:style-name="gr2" draw:text-style-name="P9" draw:id="id23" draw:layer="layout" svg:width="3.303cm" svg:height="0.907cm" svg:x="3.412cm" svg:y="13.428cm">
          <text:p text:style-name="P8"><text:span text:style-name="T2">SitzplatzN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15cm" svg:y1="11.488cm" svg:x2="5.064cm" svg:y2="13.428cm" draw:start-shape="id8" draw:start-glue-point="6" draw:end-shape="id23" draw:end-glue-point="4" svg:d="m6715 11488-1651 1940">
          <text:p/>
        </draw:connector>
        <draw:line draw:style-name="gr3" draw:text-style-name="P1" draw:layer="layout" svg:x1="11.276cm" svg:y1="6.716cm" svg:x2="11.285cm" svg:y2="7.483cm">
          <text:p/>
        </draw:line>
        <draw:custom-shape draw:style-name="gr5" draw:text-style-name="P1" draw:layer="layout" svg:width="20.32cm" svg:height="12.7cm" svg:x="0.712cm" svg:y="2.9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5-01T16:20:12</meta:creation-date>
    <dc:date>2011-05-01T17:58:27</dc:date>
    <dc:creator>Adrianus Kleemans</dc:creator>
    <meta:editing-duration>PT01H25M49S</meta:editing-duration>
    <meta:editing-cycles>4</meta:editing-cycles>
    <meta:generator>OpenOffice.org/3.2$Linux OpenOffice.org_project/320m19$Build-9505</meta:generator>
    <meta:document-statistic meta:object-count="48"/>
  </office:meta>
</office:document-meta>
</file>